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7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10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ct Arimaa – CR11 : Wednesday, November, 26<text:span text:style-name="T1">th</text:span> </text:p>
      <text:p text:style-name="P8">Presents : Everyone, with<text:span text:style-name="T2"> and Christian Raymond</text:span></text:p>
      <text:h text:style-name="P1" text:outline-level="1">Order of business :</text:h>
      <text:list xml:id="list2395403064026615083" text:style-name="L1">
        <text:list-item>
          <text:p text:style-name="P10">CAF</text:p>
        </text:list-item>
        <text:list-item>
          <text:p text:style-name="P10">General Architecture</text:p>
        </text:list-item>
        <text:list-item>
          <text:p text:style-name="P10">Comments on the second report</text:p>
        </text:list-item>
      </text:list>
      <text:p text:style-name="P5"/>
      <text:h text:style-name="P1" text:outline-level="1">Information :</text:h>
      <text:list xml:id="list4573388376200810760" text:style-name="L2">
        <text:list-item>
          <text:p text:style-name="P11">We won't talk about CAF in the report, only actor model, because CAF is an implementation not compatible with our work.</text:p>
        </text:list-item>
        <text:list-item>
          <text:p text:style-name="P11">We need to correct teacher mistakes</text:p>
        </text:list-item>
        <text:list-item>
          <text:p text:style-name="P11">General Architecture : merge two first diagram, change representation of diagram to be more concise, put the API flowchart here, add a new graph describing it, change the name of API, it is a convertor between MCTS and the game application. Delete the part of explanation of API, look for the use of a convertor in our project. Add a part explaing the architecture of the MCTS/parallelization part with diagrams to describe.</text:p>
        </text:list-item>
      </text:list>
      <text:p text:style-name="P6"/>
      <text:h text:style-name="P3" text:outline-level="1">Planification</text:h>
      <text:p text:style-name="P7">Task<text:tab/><text:tab/><text:tab/><text:tab/><text:tab/><text:tab/><text:tab/><text:tab/><text:tab/>Responsible<text:tab/><text:tab/>Deadline</text:p>
      <text:p text:style-name="P7">Correction of report2<text:tab/><text:tab/><text:tab/><text:tab/><text:tab/><text:tab/><text:tab/>Everyone<text:tab/>23h59 26/11 </text:p>
      <text:p text:style-name="P7">Send the report<text:tab/><text:tab/><text:tab/><text:tab/><text:tab/><text:tab/><text:tab/>Dan<text:tab/><text:tab/><text:tab/>27/11</text:p>
      <text:p text:style-name="P7">OpenMP implementation<text:tab/><text:tab/><text:tab/><text:tab/><text:tab/><text:tab/>Not decided<text:tab/>Begin after 11/27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2/03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26T18:41:33.97</dc:date>
    <dc:creator>Dan </dc:creator>
    <meta:editing-duration>P1DT6M17S</meta:editing-duration>
    <meta:editing-cycles>546</meta:editing-cycles>
    <meta:generator>OpenOffice/4.1.1$Win32 OpenOffice.org_project/411m6$Build-9775</meta:generator>
    <meta:document-statistic meta:table-count="0" meta:image-count="0" meta:object-count="0" meta:page-count="1" meta:paragraph-count="17" meta:word-count="166" meta:character-count="1020"/>
  </office:meta>
</office:document-meta>
</file>